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E0000002061C227B4EC4548A8.png" manifest:media-type="image/png"/>
  <manifest:file-entry manifest:full-path="Pictures/100002010000000E00000018655334FA69E1FD98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1604in" fo:margin-left="0.0438in" fo:margin-top="0in" fo:margin-bottom="0in" fo:break-before="auto" fo:break-after="auto" table:align="left"/>
    </style:style>
    <style:style style:name="Table1.A" style:family="table-column">
      <style:table-column-properties style:column-width="1.091in"/>
    </style:style>
    <style:style style:name="Table1.B" style:family="table-column">
      <style:table-column-properties style:column-width="5.0688in"/>
    </style:style>
    <style:style style:name="Table1.1" style:family="table-row">
      <style:table-row-properties style:min-row-height="0.850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458in" fo:keep-together="auto"/>
    </style:style>
    <style:style style:name="Table1.3" style:family="table-row">
      <style:table-row-properties style:min-row-height="0.1708in" fo:keep-together="auto"/>
    </style:style>
    <style:style style:name="Table1.4" style:family="table-row">
      <style:table-row-properties style:min-row-height="0.2632in" fo:keep-together="auto"/>
    </style:style>
    <style:style style:name="Table1.5" style:family="table-row">
      <style:table-row-properties style:min-row-height="0.5111in" fo:keep-together="auto"/>
    </style:style>
    <style:style style:name="Table1.6" style:family="table-row">
      <style:table-row-properties style:min-row-height="0.5451in" fo:keep-together="auto"/>
    </style:style>
    <style:style style:name="Table1.7" style:family="table-row">
      <style:table-row-properties style:min-row-height="0.466in" fo:keep-together="auto"/>
    </style:style>
    <style:style style:name="Table1.8" style:family="table-row">
      <style:table-row-properties style:min-row-height="0.4215in" fo:keep-together="auto"/>
    </style:style>
    <style:style style:name="Table1.A8" style:family="table-cell">
      <style:table-cell-properties fo:padding-left="0.075in" fo:padding-right="0.075in" fo:padding-top="0in" fo:padding-bottom="0in" fo:border-left="none" fo:border-right="3pt solid #808080" fo:border-top="none" fo:border-bottom="none"/>
    </style:style>
    <style:style style:name="Table1.B8" style:family="table-cell">
      <style:table-cell-properties fo:padding-left="0.075in" fo:padding-right="0.075in" fo:padding-top="0in" fo:padding-bottom="0in" fo:border-left="3pt solid #808080" fo:border-right="none" fo:border-top="none" fo:border-bottom="none"/>
    </style:style>
    <style:style style:name="Table1.9" style:family="table-row">
      <style:table-row-properties style:min-row-height="0.5229in" fo:keep-together="auto"/>
    </style:style>
    <style:style style:name="Table1.10" style:family="table-row">
      <style:table-row-properties style:min-row-height="0.5514in" fo:keep-together="auto"/>
    </style:style>
    <style:style style:name="Table1.11" style:family="table-row">
      <style:table-row-properties style:min-row-height="0.6347in" fo:keep-together="auto"/>
    </style:style>
    <style:style style:name="Table1.12" style:family="table-row">
      <style:table-row-properties style:min-row-height="0.4903in" fo:keep-together="auto"/>
    </style:style>
    <style:style style:name="Table1.13" style:family="table-row">
      <style:table-row-properties style:min-row-height="0.8944in" fo:keep-together="auto"/>
    </style:style>
    <style:style style:name="Table1.14" style:family="table-row">
      <style:table-row-properties style:min-row-height="0.5069in" fo:keep-together="auto"/>
    </style:style>
    <style:style style:name="Table1.15" style:family="table-row">
      <style:table-row-properties style:min-row-height="0.6528in" fo:keep-together="auto"/>
    </style:style>
    <style:style style:name="Table1.16" style:family="table-row">
      <style:table-row-properties style:min-row-height="0.4528in" fo:keep-together="auto"/>
    </style:style>
    <style:style style:name="Table1.17" style:family="table-row">
      <style:table-row-properties style:min-row-height="0.1674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48pt" fo:font-style="normal" style:text-underline-style="none" fo:font-weight="normal" style:font-name-asian="Trebuchet MS1" style:font-size-asian="48pt" style:font-style-asian="normal" style:font-weight-asian="normal" style:font-name-complex="Trebuchet MS1" style:font-size-complex="48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fo:font-weight="normal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94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1.000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fo:font-weight="normal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8" style:family="paragraph" style:parent-style-name="Standard">
      <style:paragraph-properties fo:margin-left="0.0354in" fo:margin-right="-0.0307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.5417in" fo:margin-top="0.0307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778in" fo:margin-right="0in" fo:margin-top="0.0591in" fo:margin-bottom="0in" loext:contextual-spacing="false" fo:line-height="103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1.0402in"/>
        </style:tab-stops>
      </style:paragraph-properties>
    </style:style>
    <style:style style:name="P11" style:family="paragraph" style:parent-style-name="Standard">
      <style:paragraph-properties fo:margin-left="0.7618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0346in" fo:margin-right="0in" fo:margin-top="0.066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0346in" fo:margin-right="0in" fo:margin-top="0.077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346in" fo:margin-right="0in" fo:margin-top="0.1091in" fo:margin-bottom="0in" loext:contextual-spacing="false" fo:line-height="20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0346in" fo:margin-right="0in" fo:margin-top="0.1839in" fo:margin-bottom="0in" loext:contextual-spacing="false" fo:line-height="211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0346in" fo:margin-right="0in" fo:margin-top="0.1339in" fo:margin-bottom="0in" loext:contextual-spacing="false" fo:line-height="20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0346in" fo:margin-right="0in" fo:margin-top="0.1492in" fo:margin-bottom="0in" loext:contextual-spacing="false" fo:line-height="206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0346in" fo:margin-right="0in" fo:margin-top="0.0957in" fo:margin-bottom="0in" loext:contextual-spacing="false" fo:line-height="20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0346in" fo:margin-right="0in" fo:margin-top="0in" fo:margin-bottom="0in" loext:contextual-spacing="false" fo:line-height="92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2937in" fo:margin-top="0.1189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2937in" fo:margin-top="0.1634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0457in" fo:margin-right="0in" fo:margin-top="0in" fo:margin-bottom="0in" loext:contextual-spacing="false" fo:line-height="99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0457in" fo:margin-right="0in" fo:margin-top="0in" fo:margin-bottom="0in" loext:contextual-spacing="false" fo:line-height="106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045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0457in" fo:margin-right="0in" fo:margin-top="0.0764in" fo:margin-bottom="0in" loext:contextual-spacing="false" fo:line-height="106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.0319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 style:list-style-name="WWNum2">
      <style:paragraph-properties fo:margin-left="0.2846in" fo:margin-right="0in" fo:margin-top="0in" fo:margin-bottom="0in" loext:contextual-spacing="false" fo:line-height="106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P28" style:family="paragraph" style:parent-style-name="Standard" style:list-style-name="WWNum1">
      <style:paragraph-properties fo:margin-left="0.2846in" fo:margin-right="0in" fo:margin-top="0in" fo:margin-bottom="0in" loext:contextual-spacing="false" fo:line-height="107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P29" style:family="paragraph" style:parent-style-name="Standard" style:list-style-name="WWNum1">
      <style:paragraph-properties fo:margin-left="0.2846in" fo:margin-right="0in" fo:margin-top="0in" fo:margin-bottom="0in" loext:contextual-spacing="false" fo:line-height="112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P30" style:family="paragraph" style:parent-style-name="Standard" style:list-style-name="WWNum2">
      <style:paragraph-properties fo:margin-left="0.2846in" fo:margin-right="0in" fo:margin-top="0.002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P31" style:family="paragraph" style:parent-style-name="Standard" style:list-style-name="WWNum1">
      <style:paragraph-properties fo:margin-left="0.2846in" fo:margin-right="0in" fo:margin-top="0.002in" fo:margin-bottom="0in" loext:contextual-spacing="false" fo:line-height="112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P32" style:family="paragraph" style:parent-style-name="Standard" style:list-style-name="WWNum2">
      <style:paragraph-properties fo:margin-left="0.2846in" fo:margin-right="0in" fo:margin-top="0.0028in" fo:margin-bottom="0in" loext:contextual-spacing="false" fo:line-height="112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2846in"/>
        </style:tab-stops>
      </style:paragraph-properties>
    </style:style>
    <style:style style:name="T1" style:family="text">
      <style:text-properties style:font-name="Trebuchet MS" fo:font-size="48pt" style:font-name-asian="Trebuchet MS1" style:font-size-asian="48pt" style:font-name-complex="Trebuchet MS1" style:font-size-complex="48pt"/>
    </style:style>
    <style:style style:name="T2" style:family="text">
      <style:text-properties style:font-name="Trebuchet MS" style:font-name-asian="Trebuchet MS1" style:font-name-complex="Trebuchet MS1"/>
    </style:style>
    <style:style style:name="T3" style:family="text">
      <style:text-properties style:font-name="Trebuchet MS" fo:font-weight="bold" style:font-name-asian="Trebuchet MS1" style:font-weight-asian="bold" style:font-name-complex="Trebuchet MS1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48pt" fo:font-style="normal" style:text-underline-style="none" fo:font-weight="normal" style:font-name-asian="Trebuchet MS1" style:font-size-asian="48pt" style:font-style-asian="normal" style:font-weight-asian="normal" style:font-name-complex="Trebuchet MS1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fo:font-weight="normal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fo:font-weight="bold" style:font-name-asian="Trebuchet MS1" style:font-size-asian="11pt" style:font-style-asian="normal" style:font-weight-asian="bold" style:font-name-complex="Trebuchet MS1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22pt" fo:font-style="normal" style:text-underline-style="none" fo:font-weight="bold" style:font-name-asian="Tahoma1" style:font-size-asian="22pt" style:font-style-asian="normal" style:font-weight-asian="bold" style:font-name-complex="Tahom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text-underline-style="none"/>
    </style:style>
    <style:style style:name="T10" style:family="text">
      <style:text-properties fo:font-variant="normal" fo:text-transform="none" fo:color="#a6a6a6" style:text-line-through-style="none" style:text-line-through-type="none" style:text-position="0% 100%" style:font-name="Trebuchet MS" fo:font-size="11pt" fo:font-style="normal" style:text-underline-style="none" fo:font-weight="normal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1" style:family="text">
      <style:text-properties fo:color="#a6a6a6" style:font-name="Trebuchet MS" style:font-name-asian="Trebuchet MS1" style:font-name-complex="Trebuchet M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4" office:value-type="string">
            <text:p text:style-name="P8"/>
          </table:table-cell>
          <table:table-cell table:style-name="Table1.A1" office:value-type="string">
            <text:p text:style-name="P9"><text:span text:style-name="T1">Nayab Shahzadi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draw:frame draw:style-name="fr1" draw:name="image1.png" text:anchor-type="as-char" svg:width="0.072in" svg:height="0.1228in" draw:z-index="0"><draw:image xlink:href="Pictures/100002010000000E00000018655334FA69E1FD98.png" xlink:type="simple" xlink:show="embed" xlink:actuate="onLoad" loext:mime-type="image/png"/><svg:desc>Marker with solid fill</svg:desc></draw:frame><text:span text:style-name="T7"><text:tab/></text:span><text:span text:style-name="T2">Johar town,Lahore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4"/>
          </table:table-cell>
        </table:table-row>
        <table:table-row table:style-name="Table1.4">
          <table:covered-table-cell/>
          <table:table-cell table:style-name="Table1.A1" office:value-type="string">
            <text:p text:style-name="P11"><draw:frame draw:style-name="fr1" draw:name="image2.png" text:anchor-type="as-char" svg:width="0.1535in" svg:height="0.1618in" draw:z-index="0"><draw:image xlink:href="Pictures/100002010000001E0000002061C227B4EC4548A8.png" xlink:type="simple" xlink:show="embed" xlink:actuate="onLoad" loext:mime-type="image/png"/><svg:desc>Email with solid fill</svg:desc></draw:frame><text:span text:style-name="T7"><text:s/>70148849</text:span><text:a xlink:type="simple" xlink:href="mailto:itsqamarnawaz163@gmail.com" text:style-name="ListLabel_20_3" text:visited-style-name="ListLabel_20_3"><text:span text:style-name="T5">@</text:span></text:a><text:span text:style-name="T2">Student.uol.edu.pk</text:span></text:p>
          </table:table-cell>
        </table:table-row>
        <table:table-row table:style-name="Table1.5">
          <table:table-cell table:style-name="Table1.A1" table:number-columns-spanned="2" office:value-type="string">
            <text:p text:style-name="P12"><text:span text:style-name="T8">Career Objective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3"><text:span text:style-name="T2">A passionate Software Engineering student, driven to contribute my technical skills and innovative mindset to a forward-thinking organization growing together toward shared success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14"><text:span text:style-name="T8">Education</text:span></text:p>
          </table:table-cell>
          <table:covered-table-cell/>
        </table:table-row>
        <table:table-row table:style-name="Table1.8">
          <table:table-cell table:style-name="Table1.A8" office:value-type="string">
            <text:p text:style-name="P20"><text:span text:style-name="T5">2023-27</text:span></text:p>
          </table:table-cell>
          <table:table-cell table:style-name="Table1.B8" office:value-type="string">
            <text:p text:style-name="P22"><text:span text:style-name="T6">BS – Software Engineering </text:span><text:span text:style-name="T5">| </text:span><text:span text:style-name="T2">3.0</text:span><text:span text:style-name="T5"> </text:span><text:span text:style-name="T10">CGPA (</text:span><text:span text:style-name="T11">6 </text:span><text:span text:style-name="T10">Semesters)</text:span></text:p>
            <text:p text:style-name="P23"><text:span text:style-name="T5">University of Lahore, Lahore.</text:span></text:p>
          </table:table-cell>
        </table:table-row>
        <table:table-row table:style-name="Table1.9">
          <table:table-cell table:style-name="Table1.A8" office:value-type="string">
            <text:p text:style-name="P21"><text:span text:style-name="T5">2021-22</text:span></text:p>
          </table:table-cell>
          <table:table-cell table:style-name="Table1.B8" office:value-type="string">
            <text:p text:style-name="P25"><text:span text:style-name="T3">FSC</text:span><text:span text:style-name="T6"> </text:span><text:span text:style-name="T5">| </text:span><text:span text:style-name="T11">75</text:span><text:span text:style-name="T10">% Marks Obtained</text:span></text:p>
            <text:p text:style-name="P23"><text:span text:style-name="T2">Punjab College,</text:span><text:span text:style-name="T5"> Lahore.</text:span></text:p>
          </table:table-cell>
        </table:table-row>
        <table:table-row table:style-name="Table1.10">
          <table:table-cell table:style-name="Table1.A1" table:number-columns-spanned="2" office:value-type="string">
            <text:p text:style-name="P15"><text:span text:style-name="T8">Diploma/Certifications</text:span></text:p>
          </table:table-cell>
          <table:covered-table-cell/>
        </table:table-row>
        <table:table-row table:style-name="Table1.11">
          <table:table-cell table:style-name="Table1.A8" office:value-type="string">
            <text:p text:style-name="P7"/>
            <text:p text:style-name="P26"><text:span text:style-name="T5">20</text:span><text:span text:style-name="T2">24</text:span></text:p>
          </table:table-cell>
          <table:table-cell table:style-name="Table1.B8" office:value-type="string">
            <text:p text:style-name="P7"/>
            <text:p text:style-name="P24"><text:span text:style-name="T5">Web Development Course</text:span></text:p>
          </table:table-cell>
        </table:table-row>
        <table:table-row table:style-name="Table1.12">
          <table:table-cell table:style-name="Table1.A1" office:value-type="string">
            <text:p text:style-name="P16"><text:span text:style-name="T8">Skills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3">
          <table:table-cell table:style-name="Table1.A1" table:number-columns-spanned="2" office:value-type="string">
            <text:list xml:id="list302781046" text:style-name="WWNum2">
              <text:list-item>
                <text:p text:style-name="P27"><text:span text:style-name="T5">Basic Knowledge of C++, CSS, HTML</text:span></text:p>
              </text:list-item>
              <text:list-item>
                <text:p text:style-name="P30"><text:span text:style-name="T5">Good Analytical Skills</text:span></text:p>
              </text:list-item>
              <text:list-item>
                <text:p text:style-name="P32"><text:span text:style-name="T5">Computer Proficienc</text:span><text:span text:style-name="T2">y</text:span></text:p>
              </text:list-item>
            </text:list>
          </table:table-cell>
          <table:covered-table-cell/>
        </table:table-row>
        <table:table-row table:style-name="Table1.14">
          <table:table-cell table:style-name="Table1.A1" table:number-columns-spanned="2" office:value-type="string">
            <text:p text:style-name="P17"><text:span text:style-name="T8">Extra-Curricular Activities</text:span></text:p>
          </table:table-cell>
          <table:covered-table-cell/>
        </table:table-row>
        <table:table-row table:style-name="Table1.15">
          <table:table-cell table:style-name="Table1.A1" table:number-columns-spanned="2" office:value-type="string">
            <text:list xml:id="list4096859814" text:style-name="WWNum1">
              <text:list-item>
                <text:p text:style-name="P28"><text:span text:style-name="T5">Pl</text:span><text:span text:style-name="T2">aying Games</text:span></text:p>
              </text:list-item>
              <text:list-item>
                <text:p text:style-name="P31"><text:span text:style-name="T5">Exercise</text:span></text:p>
              </text:list-item>
              <text:list-item>
                <text:p text:style-name="P29"><text:span text:style-name="T5">Internet Browsing</text:span></text:p>
              </text:list-item>
            </text:list>
          </table:table-cell>
          <table:covered-table-cell/>
        </table:table-row>
        <table:table-row table:style-name="Table1.16">
          <table:table-cell table:style-name="Table1.A1" table:number-columns-spanned="2" office:value-type="string">
            <text:p text:style-name="P18"><text:span text:style-name="T8">Reference</text:span></text:p>
          </table:table-cell>
          <table:covered-table-cell/>
        </table:table-row>
        <table:table-row table:style-name="Table1.17">
          <table:table-cell table:style-name="Table1.A1" table:number-columns-spanned="2" office:value-type="string">
            <text:p text:style-name="P19"><text:span text:style-name="T5">Will be furnished upon request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size="11pt" fo:font-style="normal" fo:font-weight="normal" style:font-name-asian="Noto Sans Symbols1" style:font-family-asian="'Noto Sans Symbols'" style:font-family-generic-asian="system" style:font-pitch-asian="variable" style:font-size-asian="11pt" style:font-style-asian="normal" style:font-weight-asian="normal" style:font-name-complex="Noto Sans Symbols1" style:font-family-complex="'Noto Sans Symbols'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size="11pt" fo:font-style="normal" fo:font-weight="normal" style:font-name-asian="Noto Sans Symbols1" style:font-family-asian="'Noto Sans Symbols'" style:font-family-generic-asian="system" style:font-pitch-asian="variable" style:font-size-asian="11pt" style:font-style-asian="normal" style:font-weight-asian="normal" style:font-name-complex="Noto Sans Symbols1" style:font-family-complex="'Noto Sans Symbols'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08in" fo:margin-left="0.2846in"/>
        </style:list-level-properties>
        <style:text-properties style:font-name="Noto Sans Symbol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08in" fo:margin-left="0.8783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08in" fo:margin-left="1.46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08in" fo:margin-left="2.052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08in" fo:margin-left="2.639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08in" fo:margin-left="3.225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08in" fo:margin-left="3.812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08in" fo:margin-left="4.3992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08in" fo:margin-left="4.986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08in" fo:margin-left="0.2846in"/>
        </style:list-level-properties>
        <style:text-properties style:font-name="Noto Sans Symbol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08in" fo:margin-left="0.8783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08in" fo:margin-left="1.46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08in" fo:margin-left="2.052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08in" fo:margin-left="2.639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08in" fo:margin-left="3.225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08in" fo:margin-left="3.812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08in" fo:margin-left="4.3992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08in" fo:margin-left="4.986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62in" fo:margin-bottom="0.1945in" fo:margin-left="1in" fo:margin-right="1.25in" style:writing-mode="lr-tb" style:layout-grid-color="#c0c0c0" style:layout-grid-lines="249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25" meta:word-count="89" meta:character-count="645" meta:non-whitespace-character-count="584"/>
    <meta:generator>LibreOfficeDev/6.0.5.2$Linux_X86_64 LibreOffice_project/</meta:generator>
    <meta:user-defined meta:name="Created">2025-07-14T00:00:00Z</meta:user-defined>
    <meta:user-defined meta:name="Creator">Microsoft® Word 2016</meta:user-defined>
    <meta:user-defined meta:name="LastSaved">2026-03-29T00:00:00Z</meta:user-defined>
    <meta:user-defined meta:name="Producer">www.ilovepdf.com</meta:user-defined>
  </office:meta>
</office:document-meta>
</file>